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ecb12" officeooo:paragraph-rsid="000ecb12"/>
    </style:style>
    <style:style style:name="P3" style:family="paragraph" style:parent-style-name="Text_20_body">
      <style:text-properties officeooo:rsid="000ecb12" officeooo:paragraph-rsid="000ee8e5"/>
    </style:style>
    <style:style style:name="P4" style:family="paragraph" style:parent-style-name="Text_20_body">
      <style:text-properties officeooo:rsid="000ee8e5" officeooo:paragraph-rsid="000ee8e5"/>
    </style:style>
    <style:style style:name="P5" style:family="paragraph" style:parent-style-name="Text_20_body">
      <style:text-properties officeooo:rsid="000ee8e5" officeooo:paragraph-rsid="00440c6e"/>
    </style:style>
    <style:style style:name="P6" style:family="paragraph" style:parent-style-name="Text_20_body">
      <style:text-properties officeooo:rsid="0011e543" officeooo:paragraph-rsid="0011e543"/>
    </style:style>
    <style:style style:name="P7" style:family="paragraph" style:parent-style-name="Text_20_body">
      <style:text-properties officeooo:rsid="00334eea" officeooo:paragraph-rsid="00334eea"/>
    </style:style>
    <style:style style:name="P8" style:family="paragraph" style:parent-style-name="Text_20_body">
      <style:text-properties officeooo:rsid="00334eea" officeooo:paragraph-rsid="00351636"/>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Text_20_body" style:list-style-name="L1">
      <style:text-properties officeooo:rsid="0009ee70" officeooo:paragraph-rsid="0009ee70"/>
    </style:style>
    <style:style style:name="P11" style:family="paragraph" style:parent-style-name="Text_20_body">
      <style:text-properties officeooo:rsid="0009ee70" officeooo:paragraph-rsid="0063aedd"/>
    </style:style>
    <style:style style:name="P12" style:family="paragraph" style:parent-style-name="Text_20_body" style:list-style-name="L2">
      <style:text-properties officeooo:rsid="000ee8e5" officeooo:paragraph-rsid="000ee8e5"/>
    </style:style>
    <style:style style:name="P13" style:family="paragraph" style:parent-style-name="Text_20_body" style:list-style-name="L4">
      <style:text-properties officeooo:rsid="000ee8e5" officeooo:paragraph-rsid="000ee8e5"/>
    </style:style>
    <style:style style:name="P14" style:family="paragraph" style:parent-style-name="Text_20_body" style:list-style-name="L5">
      <style:text-properties officeooo:rsid="000ee8e5" officeooo:paragraph-rsid="000ee8e5"/>
    </style:style>
    <style:style style:name="P15" style:family="paragraph" style:parent-style-name="Text_20_body" style:list-style-name="L5">
      <style:text-properties officeooo:rsid="000ee8e5" officeooo:paragraph-rsid="002b4759"/>
    </style:style>
    <style:style style:name="P16" style:family="paragraph" style:parent-style-name="Text_20_body" style:list-style-name="L6">
      <style:text-properties officeooo:rsid="000ee8e5" officeooo:paragraph-rsid="000ee8e5"/>
    </style:style>
    <style:style style:name="P17" style:family="paragraph" style:parent-style-name="Text_20_body" style:list-style-name="L9">
      <style:text-properties officeooo:rsid="000ee8e5" officeooo:paragraph-rsid="000ee8e5"/>
    </style:style>
    <style:style style:name="P18" style:family="paragraph" style:parent-style-name="Text_20_body" style:list-style-name="L3">
      <style:text-properties officeooo:rsid="000ecb12" officeooo:paragraph-rsid="000ecb12"/>
    </style:style>
    <style:style style:name="P19" style:family="paragraph" style:parent-style-name="Text_20_body" style:list-style-name="L4">
      <style:text-properties officeooo:rsid="000ecb12" officeooo:paragraph-rsid="000ee8e5"/>
    </style:style>
    <style:style style:name="P20" style:family="paragraph" style:parent-style-name="Text_20_body" style:list-style-name="L4">
      <style:text-properties officeooo:rsid="000ecb12" officeooo:paragraph-rsid="00470475"/>
    </style:style>
    <style:style style:name="P21" style:family="paragraph" style:parent-style-name="Text_20_body" style:list-style-name="L3">
      <style:text-properties officeooo:rsid="0011e543" officeooo:paragraph-rsid="0011e543"/>
    </style:style>
    <style:style style:name="P22" style:family="paragraph" style:parent-style-name="Text_20_body" style:list-style-name="L7">
      <style:text-properties officeooo:rsid="00334eea" officeooo:paragraph-rsid="00351636"/>
    </style:style>
    <style:style style:name="P23" style:family="paragraph" style:parent-style-name="Text_20_body" style:list-style-name="L7">
      <style:text-properties officeooo:rsid="00334eea" officeooo:paragraph-rsid="00334eea"/>
    </style:style>
    <style:style style:name="P24" style:family="paragraph" style:parent-style-name="Text_20_body" style:list-style-name="L8">
      <style:text-properties officeooo:rsid="0035cb36" officeooo:paragraph-rsid="0035cb36"/>
    </style:style>
    <style:style style:name="P25" style:family="paragraph" style:parent-style-name="Text_20_body" style:list-style-name="L9">
      <style:text-properties officeooo:rsid="003c308c" officeooo:paragraph-rsid="003c308c"/>
    </style:style>
    <style:style style:name="P26" style:family="paragraph" style:parent-style-name="Text_20_body" style:list-style-name="L9">
      <style:text-properties officeooo:rsid="003f6545" officeooo:paragraph-rsid="003f6545"/>
    </style:style>
    <style:style style:name="P27" style:family="paragraph" style:parent-style-name="Text_20_body" style:list-style-name="L9">
      <style:text-properties officeooo:rsid="003fcd70" officeooo:paragraph-rsid="003fcd70"/>
    </style:style>
    <style:style style:name="P28"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227_1057113203" text:style-name="Index_20_Link" text:visited-style-name="Index_20_Link">Intro<text:tab/></text:a></text:p>
          <text:p text:style-name="P9"><text:a xlink:type="simple" xlink:href="#__RefHeading___Toc229_1057113203" text:style-name="Index_20_Link" text:visited-style-name="Index_20_Link">The Simple Truth – There is NO Speed of Light at all<text:tab/></text:a></text:p>
          <text:p text:style-name="P9"><text:a xlink:type="simple" xlink:href="#__RefHeading___Toc231_1057113203" text:style-name="Index_20_Link" text:visited-style-name="Index_20_Link">The Properties of Light<text:tab/></text:a></text:p>
          <text:p text:style-name="P9"><text:a xlink:type="simple" xlink:href="#__RefHeading___Toc233_1057113203" text:style-name="Index_20_Link" text:visited-style-name="Index_20_Link">How does GPS Localization Radar and Radar Speed Guns Work then if Speed of Light Cannot be Measured?<text:tab/></text:a></text:p>
          <text:p text:style-name="P9"><text:a xlink:type="simple" xlink:href="#__RefHeading___Toc235_1057113203" text:style-name="Index_20_Link" text:visited-style-name="Index_20_Link">Information Theory – Shining up the Light and How Fast Information can be Transmitted<text:tab/></text:a></text:p>
          <text:p text:style-name="P9"><text:a xlink:type="simple" xlink:href="#__RefHeading___Toc237_1057113203" text:style-name="Index_20_Link" text:visited-style-name="Index_20_Link">Wave-Particle Dualism of Light<text:tab/></text:a></text:p>
          <text:p text:style-name="P9"><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3365549212912358391" text:style-name="L1">
        <text:list-item>
          <text:p text:style-name="P10">Frequency</text:p>
        </text:list-item>
        <text:list-item>
          <text:p text:style-name="P10">Amplitude</text:p>
        </text:list-item>
        <text:list-item>
          <text:p text:style-name="P10">Phase</text:p>
        </text:list-item>
        <text:list-item>
          <text:p text:style-name="P10">Polarisation</text:p>
        </text:list-item>
        <text:list-item>
          <text:p text:style-name="P10">Angular Frequency (Omega=2Pi*f)</text:p>
        </text:list-item>
      </text:list>
      <text:p text:style-name="P4">Some derived properties of these are:</text:p>
      <text:list xml:id="list8574874744457475203" text:style-name="L2">
        <text:list-item>
          <text:p text:style-name="P12">Energy</text:p>
        </text:list-item>
        <text:list-item>
          <text:p text:style-name="P12">Intensity</text:p>
        </text:list-item>
        <text:list-item>
          <text:p text:style-name="P12">And many more</text:p>
        </text:list-item>
      </text:list>
      <text:p text:style-name="P2">Also there is various prominent observations with electromagnet waves:</text:p>
      <text:list xml:id="list8638170515651221996" text:style-name="L3">
        <text:list-item>
          <text:p text:style-name="P18">Wave Interference</text:p>
        </text:list-item>
        <text:list-item>
          <text:p text:style-name="P18">Phase Shift</text:p>
        </text:list-item>
        <text:list-item>
          <text:p text:style-name="P21">Frequency Shift</text:p>
        </text:list-item>
        <text:list-item>
          <text:p text:style-name="P18">Resonance</text:p>
        </text:list-item>
      </text:list>
      <text:p text:style-name="P11">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7">&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6">Imagine a “standing wave”, since there is no propagation speed of light, being transmitted by the radar gun or GPS satellite:</text:p>
      <text:list xml:id="list558311460103454040" text:style-name="L4">
        <text:list-item>
          <text:p text:style-name="P19"><text:span text:style-name="T29">The</text:span> electromagnet wave is transmitted</text:p>
        </text:list-item>
        <text:list-item>
          <text:p text:style-name="P20">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9">The wave and it’s reflection INTERFERE, <text:span text:style-name="T30">also instantaniously</text:span></text:p>
        </text:list-item>
        <text:list-item>
          <text:p text:style-name="P13">This interference <text:span text:style-name="T24">pattern </text:span>(signal strength) is measured</text:p>
        </text:list-item>
      </text:list>
      <text:p text:style-name="P7">&lt;insert illustration&gt;</text:p>
      <text:p text:style-name="P3">All this happens without a propagation speed of electromagnetic waves being involved.</text:p>
      <text:p text:style-name="P4">To measure speed with a radar gun if a target is moving:</text:p>
      <text:list xml:id="list1102361161823818650" text:style-name="L5">
        <text:list-item>
          <text:p text:style-name="P14"><text:span text:style-name="T9">T</text:span>he phase of the reflected wave shifts according to <text:span text:style-name="T25">target’s</text:span> position</text:p>
        </text:list-item>
        <text:list-item>
          <text:p text:style-name="P14">And the resulting signal measured due to wave interference pattern changes <text:span text:style-name="T10">(pulsing)</text:span></text:p>
        </text:list-item>
        <text:list-item>
          <text:p text:style-name="P15">And the interference <text:span text:style-name="T11">pulsing </text:span>speed <text:span text:style-name="T12">indicates</text:span> the speed of the moving target</text:p>
        </text:list-item>
        <text:list-item>
          <text:p text:style-name="P14">Which, again, is not related to a non-existent property of speed of light</text:p>
        </text:list-item>
      </text:list>
      <text:p text:style-name="P4">To estimate the location of a target with GPS satellite signals:</text:p>
      <text:list xml:id="list8056762693876623210" text:style-name="L6">
        <text:list-item>
          <text:p text:style-name="P16">Again interference pattern of a wave and its reflection <text:span text:style-name="T13">is</text:span> measured</text:p>
        </text:list-item>
        <text:list-item>
          <text:p text:style-name="P16"><text:span text:style-name="T14">But with </text:span>multiple wave interference patterns from three <text:span text:style-name="T15">or more moving </text:span>GPS satellites have to be measured</text:p>
        </text:list-item>
      </text:list>
      <text:p text:style-name="P7">&lt;insert illustration&gt;</text:p>
      <text:p text:style-name="P5">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7">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1194985012385920121" text:style-name="L7">
        <text:list-item>
          <text:p text:style-name="P22">Perfect Dirac impulse and occupied frequency band of it: an instant <text:span text:style-name="T27">zero-time </text:span>impulse would occupy <text:span text:style-name="T18">infinite</text:span> bandwidth</text:p>
        </text:list-item>
      </text:list>
      <text:p text:style-name="P7">&lt;insert formulas&gt;</text:p>
      <text:list xml:id="list130632308883495" text:continue-numbering="true" text:style-name="L7">
        <text:list-item>
          <text:p text:style-name="P23">Fourier analysis of a perfect rectangular signal would occupy <text:span text:style-name="T18">infinite</text:span> bandwidth</text:p>
        </text:list-item>
      </text:list>
      <text:p text:style-name="P7">&lt;insert formulas&gt;</text:p>
      <text:p text:style-name="P8">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oo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2992218118308178768" text:style-name="L8">
        <text:list-item>
          <text:p text:style-name="P24">Particle character is equivalent to Pi number… there is no half oscillation. Oscillation (electromagnetic waves) may loose energy <text:span text:style-name="T34">with</text:span> declining amplitude or declining frequency.</text:p>
        </text:list-item>
        <text:list-item>
          <text:p text:style-name="P24">Planck constant is equivalent to Pi number… but it is a scalar value</text:p>
        </text:list-item>
        <text:list-item>
          <text:p text:style-name="P24">Angular frequency Omega=2Pi*f is equivalent to the expression E=h*f → Energy is a scalar value also</text:p>
        </text:list-item>
        <text:list-item>
          <text:p text:style-name="P24">Light is an electromagnetic wave</text:p>
        </text:list-item>
      </text:list>
      <text:h text:style-name="P28" text:outline-level="1"><text:bookmark-start text:name="__RefHeading___Toc239_1057113203"/>Reasoning<text:bookmark-end text:name="__RefHeading___Toc239_1057113203"/></text:h>
      <text:list xml:id="list1633821087837667309" text:style-name="L9">
        <text:list-item>
          <text:p text:style-name="P17">Nuclear Technology</text:p>
        </text:list-item>
        <text:list-item>
          <text:p text:style-name="P17">Military Radar and Data Transmission Systems</text:p>
        </text:list-item>
        <text:list-item>
          <text:p text:style-name="P17">Religious Big Bang Universe, no big bang, no god who created it</text:p>
        </text:list-item>
        <text:list-item>
          <text:p text:style-name="P25">No doppler effect frequency shift <text:span text:style-name="T20">with EM-waves</text:span>, no red shift, no expanding big bang universe; electromagnetic wave<text:span text:style-name="T20">s</text:span> can and do interfere with dust and matter <text:span text:style-name="T20">(ramsey, compton)</text:span> which is why there is red-shift observed; compare with the sunset and light being shifted to red if distance of sunlight to percolate atmosphere increases due to angle of the sun relative to observer</text:p>
        </text:list-item>
        <text:list-item>
          <text:p text:style-name="P26"><text:soft-page-break/>There is only one single fundamental physical force in universe, which is electromagnetism; gravitation is a specific form of electromagnetism; earth is a magnet, its rotation induces electromagnet field from north to south pole; all material is magnetic (polymers, alloy, ferrite, human body)</text:p>
        </text:list-item>
        <text:list-item>
          <text:p text:style-name="P27">Upside dow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73</meta:editing-cycles>
    <meta:editing-duration>PT1H42M21S</meta:editing-duration>
    <dc:title>Special Relativity and Speed of Light</dc:title>
    <dc:date>2017-02-02T13:06:30.535798356</dc:date>
    <meta:generator>LibreOffice/5.1.3.2$Linux_X86_64 LibreOffice_project/10m0$Build-2</meta:generator>
    <dc:creator>aggi </dc:creator>
    <meta:document-statistic meta:table-count="0" meta:image-count="0" meta:object-count="0" meta:page-count="5" meta:paragraph-count="67" meta:word-count="1600" meta:character-count="9603" meta:non-whitespace-character-count="8091"/>
  </office:meta>
</office:document-meta>
</file>